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450" officeooo:paragraph-rsid="000bb450"/>
    </style:style>
    <style:style style:name="P2" style:family="paragraph" style:parent-style-name="Standard">
      <style:text-properties officeooo:rsid="000d3985" officeooo:paragraph-rsid="000d3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ite3 practice.db</text:p>
      <text:p text:style-name="P1">sqlite&gt; CREATE TABLE users(id INTEGER PRIMARY KEY AUTOINCREMENT, first_name VARCHAR(50), last_name VARCHAR(50), phone_number VARCHAR(50), email VARCHAR(150));</text:p>
      <text:p text:style-name="P1">sqlite&gt; .tables</text:p>
      <text:p text:style-name="P1">users</text:p>
      <text:p text:style-name="P1">sqlite&gt; INSERT INTO users(first_name, last_name, phone_number, email) VALUES ("Jeff", "Eom", "778.866.0896", "<text:a xlink:type="simple" xlink:href="mailto:jeffeom@gmail.com">jeffeom@gmail.com</text:a>");</text:p>
      <text:p text:style-name="P1">sqlite&gt; SELECT * FROM users;</text:p>
      <text:p text:style-name="P1">1|Jeff|Eom|778.866.0896|jeffeom@gmail.com</text:p>
      <text:p text:style-name="P1"><text:a xlink:type="simple" xlink:href="mailto:2%7CJohn%7CSmith%7C778.866.1234%7Cjohns@gmail.com">2|John|Smith|778.866.1234|johns@gmail.com</text:a></text:p>
      <text:p text:style-name="P1">sqlite&gt;SELECT first_name, last_name FROM users;</text:p>
      <text:p text:style-name="P1">Jeff|Eom</text:p>
      <text:p text:style-name="P1">John|Smith</text:p>
      <text:p text:style-name="P1">sqlite&gt; SELECT * FROM users WHERE id=1;</text:p>
      <text:p text:style-name="P1"><text:a xlink:type="simple" xlink:href="mailto:1%7CJeff%7CEom%7C778.866.0896%7Cjeffeom@gmail.com">1|Jeff|Eom|778.866.0896|jeffeom@gmail.com</text:a></text:p>
      <text:p text:style-name="P1">sqlite&gt; SELECT * FROM users WHERE id = 2;</text:p>
      <text:p text:style-name="P1"><text:a xlink:type="simple" xlink:href="mailto:2%7CJohn%7CSmith%7C778.866.1234%7Cjohns@gmail.com">2|John|Smith|778.866.1234|johns@gmail.com</text:a></text:p>
      <text:p text:style-name="P2">sqlite&gt; UPDATE users SET first_name="Taehyeon" WHERE id=1;</text:p>
      <text:p text:style-name="P2">sqlite&gt; SELECT * FROM users;</text:p>
      <text:p text:style-name="P2">1|Taehyeon|Eom|778.866.0896|jeffeom@gmail.com</text:p>
      <text:p text:style-name="P2"><text:a xlink:type="simple" xlink:href="mailto:2%7CJohn%7CSmith%7C778.866.1234%7Cjohns@gmail.com">2|John|Smith|778.866.1234|johns@gmail.com</text:a></text:p>
      <text:p text:style-name="P2">sqlite&gt; DELETE FROM users WHERE id=1;</text:p>
      <text:p text:style-name="P2">sqlite&gt; SELECT * FROM users;</text:p>
      <text:p text:style-name="P2">2|John|Smith|778.866.1234|johns@gmail.com</text:p>
      <text:p text:style-name="P2">sqlite&gt; INSERT INTO users(first_name, last_name, phone_number, email) VALUES ("Jeff", "Eom", "778.866.0896", "jeffeom@gmail.com");</text:p>
      <text:p text:style-name="P2">sqlite&gt; SELECT * FROM users;</text:p>
      <text:p text:style-name="P2">2|John|Smith|778.866.1234|johns@gmail.com</text:p>
      <text:p text:style-name="P2">3|Jeff|Eom|778.866.0896|jeffeom@gmail.com</text:p>
      <text:p text:style-name="P2">sqlite&gt; UPDATE users set email=NULL where id=3;</text:p>
      <text:p text:style-name="P2">sqlite&gt; SELECT * FROM users;</text:p>
      <text:p text:style-name="P2">2|John|Smith|778.866.1234|johns@gmail.com</text:p>
      <text:p text:style-name="P2">3|Jeff|Eom|778.866.0896|</text:p>
      <text:p text:style-name="P2">sqlite&gt; UPDATE users set email="jeffeom@gmail.com";</text:p>
      <text:p text:style-name="P2">sqlite&gt; SELECT * FROM users;</text:p>
      <text:p text:style-name="P2">2|John|Smith|778.866.1234|jeffeom@gmail.com</text:p>
      <text:p text:style-name="P2"><text:a xlink:type="simple" xlink:href="mailto:3%7CJeff%7CEom%7C778.866.0896%7Cjeffeom@gmail.com">3|Jeff|Eom|778.866.0896|jeffeom@gmail.com</text:a>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29:33.219747370</meta:creation-date>
    <dc:date>2015-10-27T11:38:04.402719694</dc:date>
    <meta:editing-duration>PT2H4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37" meta:character-count="1518" meta:non-whitespace-character-count="1383"/>
  </office:meta>
</office:document-meta>
</file>